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draw:fill="none" fo:min-height="4.979cm"/>
    </style:style>
    <style:style style:name="gr4" style:family="graphic" style:parent-style-name="standard">
      <style:graphic-properties draw:stroke="none" draw:fill="none" fo:min-height="2.846cm"/>
    </style:style>
    <style:style style:name="gr5" style:family="graphic" style:parent-style-name="standard">
      <style:graphic-properties draw:stroke="none" draw:fill="none" fo:min-height="1.424cm"/>
    </style:style>
    <style:style style:name="gr6" style:family="graphic" style:parent-style-name="standard">
      <style:graphic-properties draw:stroke="none" draw:fill="none" fo:min-height="11.378cm"/>
    </style:style>
    <style:style style:name="gr7" style:family="graphic" style:parent-style-name="standard">
      <style:graphic-properties draw:stroke="none" draw:fill="none" fo:min-height="7.112cm"/>
    </style:style>
    <style:style style:name="gr8" style:family="graphic" style:parent-style-name="standard">
      <style:graphic-properties draw:stroke="none" draw:fill="none" fo:min-height="10.667cm"/>
    </style:style>
    <style:style style:name="gr9" style:family="graphic" style:parent-style-name="standard">
      <style:graphic-properties draw:stroke="none" draw:fill="none" fo:min-height="6.401cm"/>
    </style:style>
    <style:style style:name="gr10" style:family="graphic" style:parent-style-name="standard">
      <style:graphic-properties draw:stroke="none" draw:fill="none" fo:min-height="9.245cm"/>
    </style:style>
    <style:style style:name="gr11" style:family="graphic" style:parent-style-name="standard">
      <style:graphic-properties draw:stroke="none" draw:fill="none" fo:min-height="12.8cm"/>
    </style:style>
    <style:style style:name="gr12" style:family="graphic" style:parent-style-name="standard">
      <style:graphic-properties draw:stroke="none" draw:fill="none" fo:min-height="4.267cm"/>
    </style:style>
    <style:style style:name="gr13" style:family="graphic" style:parent-style-name="standard">
      <style:graphic-properties draw:stroke="none" draw:fill="none" fo:min-height="13.511cm"/>
    </style:style>
    <style:style style:name="gr14" style:family="graphic" style:parent-style-name="standard">
      <style:graphic-properties draw:stroke="none" draw:fill="none" fo:min-height="7.823cm"/>
    </style:style>
    <style:style style:name="gr15" style:family="graphic" style:parent-style-name="standard">
      <style:graphic-properties draw:stroke="none" draw:fill="none" fo:min-height="2.135cm"/>
    </style:style>
    <style:style style:name="pr1" style:family="presentation" style:parent-style-name="Standard-subtitle">
      <style:graphic-properties draw:fill-color="#ffffff" fo:min-height="14.493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 draw:fill-color="#ffffff"/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P6" style:family="paragraph">
      <style:paragraph-properties fo:text-align="justify"/>
    </style:style>
    <style:style style:name="P7" style:family="paragraph">
      <loext:graphic-properties draw:fill="none"/>
      <style:paragraph-properties fo:text-align="justify"/>
    </style:style>
    <style:style style:name="P8" style:family="paragraph">
      <loext:graphic-properties draw:fill="non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background-color="#ffff99"/>
    </style:style>
    <style:style style:name="T3" style:family="text">
      <style:text-properties fo:background-color="#cfe7f5"/>
    </style:style>
    <style:style style:name="T4" style:family="text">
      <style:text-properties fo:background-color="#e6e6ff"/>
    </style:style>
    <style:style style:name="T5" style:family="text">
      <style:text-properties fo:font-style="normal" fo:font-weight="normal" fo:background-color="#ffff99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4.493cm" svg:x="1.4cm" svg:y="2.598cm" presentation:class="subtitle" presentation:user-transformed="true">
          <draw:text-box>
            <text:p>Summary about using Profit</text:p>
            <text:p/>
            <text:p>according to</text:p>
            <text:p/>
            <text:p><text:span text:style-name="T1">ProFit Version 3.1</text:span></text:p>
            <text:p><text:span text:style-name="T1">Dr. Andrew C.R. Martin, Dr. Craig T. Porter</text:span></text:p>
            <text:p><text:span text:style-name="T1">University College London</text:span></text:p>
            <text:p><text:span text:style-name="T1">Document First Written: 25th July, 1996 (University College London)</text:span></text:p>
            <text:p><text:span text:style-name="T1">Updated while at University of Reading</text:span></text:p>
            <text:p><text:span text:style-name="T1">Last updated: 17th February, 20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3" draw:layer="layout" svg:width="25.199cm" svg:height="3.506cm" svg:x="1.4cm" svg:y="0.237cm" presentation:class="title" presentation:user-transformed="true">
          <draw:text-box>
            <text:p>Profit</text:p>
          </draw:text-box>
        </draw:frame>
        <draw:frame draw:style-name="gr2" draw:text-style-name="P3" draw:layer="layout" svg:width="0.502cm" svg:height="1.187cm" svg:x="2cm" svg:y="5.8cm">
          <draw:text-box>
            <text:p/>
          </draw:text-box>
        </draw:frame>
        <draw:frame draw:style-name="gr3" draw:text-style-name="P5" draw:layer="layout" svg:width="22.841cm" svg:height="5.229cm" svg:x="2.778cm" svg:y="4.307cm">
          <draw:text-box>
            <text:p text:style-name="P4">As of ProFit V2.0, iterative updating of fitting zones is now supported. Thus</text:p>
            <text:p text:style-name="P4">you may <text:span text:style-name="T2">give a sequence alignment</text:span> or just a <text:span text:style-name="T2">small fragment</text:span> to initiate the fitting</text:p>
            <text:p text:style-name="P4">process (a <text:span text:style-name="T2">minimum of 3 amino acids</text:span>). Fitting is performed on this region and</text:p>
            <text:p text:style-name="P4">then all residue pairs within 3Å are included in the fitting zones and the fitting</text:p>
            <text:p text:style-name="P4">is repeated. This iterates until the Cα RMSd converges to within 0.01Å. This</text:p>
            <text:p text:style-name="P4">is particularly useful in conjunction with the initial zone specification based on</text:p>
            <text:p text:style-name="P4">sequence alignment. Convergence typically takes 3–4 cycles.</text:p>
          </draw:text-box>
        </draw:frame>
        <draw:frame draw:style-name="gr3" draw:text-style-name="P7" draw:layer="layout" svg:width="23.836cm" svg:height="5.229cm" svg:x="2.78cm" svg:y="10.007cm">
          <draw:text-box>
            <text:p text:style-name="P6">ProFit V2.0 also introduced <text:span text:style-name="T3">multiple structure fitting</text:span>. The first structure file</text:p>
            <text:p text:style-name="P6">is used as a reference set for the first fitting stage but the<text:span text:style-name="T4"> coordinates are averaged</text:span></text:p>
            <text:p text:style-name="P6"><text:span text:style-name="T4">after each stage to derive a template used for subsequent fitting</text:span>. i.e. Given N files</text:p>
            <text:p text:style-name="P6">to fit, file 2 is fitted to file 1 and an averaged structure, A, is calculated, file 3 is then</text:p>
            <text:p text:style-name="P6">fitted to A and a new average, A 0 is calculated. This continues until all N structures</text:p>
            <text:p text:style-name="P6">have been fitted. The whole procedure iterates until convergence (typically 3 or 4</text:p>
            <text:p text:style-name="P6">Cycles). <text:tab/><text:tab/><text:tab/>→ ON NE VA PAS UTILISER CA</text:p>
          </draw:text-box>
        </draw:frame>
        <draw:frame draw:style-name="gr4" draw:text-style-name="P8" draw:layer="layout" svg:width="22.799cm" svg:height="3.096cm" svg:x="2.799cm" svg:y="15.773cm">
          <draw:text-box>
            <text:p>The program will output an <text:span text:style-name="T2">RMS deviation and optionally the fitted coordinates</text:span>.</text:p>
            <text:p>RMS deviations over alternate zones and atoms may also be calculated without</text:p>
            <text:p>performing a new fit. Thus the zones for calculating the RMS deviation can be</text:p>
            <text:p>different from those used for fitt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6cm" svg:y="0.2cm" presentation:class="title" presentation:user-transformed="true">
          <draw:text-box>
            <text:p>Install Profit (1)</text:p>
          </draw:text-box>
        </draw:frame>
        <draw:frame draw:style-name="gr5" draw:text-style-name="P8" draw:layer="layout" svg:width="22.596cm" svg:height="13.049cm" svg:x="2.9cm" svg:y="4.984cm">
          <draw:text-box>
            <text:p>Download Profit on the website.</text:p>
            <text:p/>
            <text:p>To install ProFit, unpack the tar file. This will create a ProFit directory with a src</text:p>
            <text:p>subdirectory.</text:p>
            <text:p/>
            <text:p>Compile with <text:span text:style-name="T5">make</text:span>.</text:p>
            <text:p/>
            <text:p>Under recent Linux installations, GNU Readline support should just work. Un-</text:p>
            <text:p>comment the two lines in the Makefile:</text:p>
            <text:p><text:tab/><text:tab/><text:tab/>READLINE= -DREADLINE_SUPPORT</text:p>
            <text:p><text:tab/><text:tab/><text:tab/>READLINELIB = -lreadline -lcurses</text:p>
            <text:p>and compile as normal. You may need to install the readline development libraries first, which is done with a command like:</text:p>
            <text:p><text:tab/><text:tab/><text:tab/>yum install readline-devel<text:tab/>(RPM-based systems)</text:p>
            <text:p><text:tab/><text:tab/><text:tab/>apt-get install libreadline5-dev<text:tab/>(Debian-based systems)</text:p>
            <text:p/>
            <text:p>On other systems, you will need to obtain and install readline. See: http:</text:p>
            <text:p>//directory.fsf.org/project/readline/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stall Profit (2)</text:p>
          </draw:text-box>
        </draw:frame>
        <draw:frame draw:style-name="gr6" draw:text-style-name="P8" draw:layer="layout" svg:width="23.464cm" svg:height="11.628cm" svg:x="2.466cm" svg:y="4.844cm">
          <draw:text-box>
            <text:p>Move the profit executable to somewhere in your path (e.g. ~/bin/ or /usr/local/bin)</text:p>
            <text:p>You should now create the environment variables HELPDIR and DATADIR. These</text:p>
            <text:p>should both point to the top ProFit directory where the files ProFit.help and</text:p>
            <text:p>mdm78.mat are stored. e.g.</text:p>
            <text:p/>
            <text:p><text:tab/><text:tab/><text:tab/>(csh) setenv HELPDIR /home/andrew/ProFitV3.1</text:p>
            <text:p><text:tab/><text:tab/><text:tab/><text:tab/> <text:s/>setenv DATADIR /home/andrew/ProFitV3.1</text:p>
            <text:p><text:tab/><text:tab/><text:tab/><text:span text:style-name="T2">(sh) <text:s text:c="2"/>export HELPDIR=/home/andrew/ProFitV3.1</text:span></text:p>
            <text:p><text:span text:style-name="T2"><text:tab/></text:span><text:span text:style-name="T2"><text:tab/></text:span><text:span text:style-name="T2"><text:tab/></text:span><text:span text:style-name="T2"><text:tab/></text:span><text:span text:style-name="T2"> <text:s/></text:span><text:span text:style-name="T2">export DATADIR=/home/andrew/ProFitV3.1</text:span></text:p>
            <text:p/>
            <text:p>mdm78.mat is the Dayhoff amino acid similarity scoring matrix while ProFit.help</text:p>
            <text:p>contains the help text displayed by the help command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nstall Profit (3)</text:p>
          </draw:text-box>
        </draw:frame>
        <draw:frame draw:style-name="gr7" draw:text-style-name="P8" draw:layer="layout" svg:width="23.4cm" svg:height="11.627cm" svg:x="2.498cm" svg:y="6.477cm">
          <draw:text-box>
            <text:p>There is a known (but rarely seen) bug with ProFit where a fitted structure may</text:p>
            <text:p>be fitted 180 degrees away from its optimum fit. This only seems to affect fitting of</text:p>
            <text:p>identical structures and appears to result from a saddle point in the RMS surface</text:p>
            <text:p>resulting in apparent convergence. While the effort to correct the bug is ongoing</text:p>
            <text:p>we have taken steps to fix the effect of the bug.</text:p>
            <text:p>Compiling with GCC with optimization on (-O3) seems to hide the bug. Alternatively, editing the Makefile and uncommenting the line</text:p>
            <text:p/>
            <text:p><text:tab/><text:tab/><text:tab/>ROTATEREFIT = -DROTATE_REFIT</text:p>
            <text:p/>
            <text:p>will result in ProFit rotating a fitted structure (42 degrees, Z axis), refitting the</text:p>
            <text:p>structure then selecting the better fit.</text:p>
            <text:p/>
            <text:p/>
            <text:p><text:span text:style-name="T2">Move the profit executable to somewhere in your path (e.g. ~/bin/ or /usr/local/bin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rting the Program (1)</text:p>
          </draw:text-box>
        </draw:frame>
        <draw:frame draw:style-name="gr8" draw:text-style-name="P8" draw:layer="layout" svg:width="23.387cm" svg:height="14.471cm" svg:x="2.505cm" svg:y="4.963cm">
          <draw:text-box>
            <text:p>The program is started from the command line by typing the command:</text:p>
            <text:p><text:tab/><text:tab/><text:tab/>profit</text:p>
            <text:p/>
            <text:p>Once the program is started, you may read in structures to be fitted. Alternatively,</text:p>
            <text:p>the PDB files may be specified on the command line:</text:p>
            <text:p><text:tab/><text:tab/><text:tab/>profit reference.pdb mobile.pdb</text:p>
            <text:p/>
            <text:p>ProFit can run a script file, a text file of ProFit commands, from the command</text:p>
            <text:p>line using the -f flag:</text:p>
            <text:p><text:tab/><text:tab/><text:tab/>profit -f myscriptfile.txt</text:p>
            <text:p><text:tab/><text:tab/><text:tab/>profit -f myscriptfile.txt -h reference.pdb mobile.pdb</text:p>
            <text:p/>
            <text:p>By using the redirection operator:</text:p>
            <text:p><text:tab/><text:tab/><text:tab/>profit -h reference.pdb mobile.pdb &lt; myscriptfile.txt</text:p>
            <text:p/>
            <text:p>Or by piping input from another program:</text:p>
            <text:p><text:tab/><text:tab/><text:tab/>cat myscriptfile.txt | profit -h reference.pdb mobile.pdb</text:p>
            <text:p/>
            <text:p>It is also possible to run a script from within ProFit using the SCRIPT command:</text:p>
            <text:p><text:tab/><text:tab/><text:tab/>SCRIPT myscriptfile.tx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tarting the Program (2)</text:p>
          </draw:text-box>
        </draw:frame>
        <draw:frame draw:style-name="gr9" draw:text-style-name="P8" draw:layer="layout" svg:width="23.87cm" svg:height="8.783cm" svg:x="2.263cm" svg:y="6.196cm">
          <draw:text-box>
            <text:p>Once in the program, you may read the reference structure using the REFERENCE</text:p>
            <text:p>command and the mobile structure using the MOBILE command. Using these com-</text:p>
            <text:p>mands causes the equivalent current structure to be deleted from the program’s</text:p>
            <text:p>memory first. However, any zone and atom specifications (see Sections 8 and 9)</text:p>
            <text:p>are not deleted. For example, you can read p3hfl.pdb as a new reference structure</text:p>
            <text:p>using the command:</text:p>
            <text:p/>
            <text:p><text:tab/><text:tab/><text:tab/>REFERENCE p3hfl.pdb</text:p>
            <text:p/>
            <text:p>and read p3hfm.pdb as a new mobile structure with:</text:p>
            <text:p/>
            <text:p><text:tab/><text:tab/><text:tab/>MOBILE p3hfm.pdb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Fitting equivalent structures</text:p>
          </draw:text-box>
        </draw:frame>
        <draw:frame draw:style-name="gr10" draw:text-style-name="P8" draw:layer="layout" svg:width="25.589cm" svg:height="10.916cm" svg:x="1.404cm" svg:y="5.874cm">
          <draw:text-box>
            <text:p>Having read in a reference and a mobile structure, you actually fit them by giving</text:p>
            <text:p>the FIT command. When you do this, you will get a message like:</text:p>
            <text:p><text:tab/><text:tab/><text:tab/></text:p>
            <text:p><text:tab/><text:tab/><text:tab/>Fitting structures...</text:p>
            <text:p><text:tab/><text:tab/><text:tab/>RMS: 0.366</text:p>
            <text:p/>
            <text:p>However, this will only work if the two structures are of identical composition i.e.</text:p>
            <text:p>if the sequences are the same and the same atoms are present in both. If there are</text:p>
            <text:p>any mismatches, the first such mismatch will be reported and the RMS deviation</text:p>
            <text:p>will not be calculated.</text:p>
            <text:p>Since you will frequently need to fit non-identical structures, you may use the</text:p>
            <text:p>ZONE and ATOMS commands to specify which residues should be considered equivalent</text:p>
            <text:p>and which atoms should be considered in the calculation.</text:p>
            <text:p>If you are using zone or atom specifications, the RMS deviations will be displayed</text:p>
            <text:p>over the atoms and zones specified in those commands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quence alignment (1)</text:p>
          </draw:text-box>
        </draw:frame>
        <draw:frame draw:style-name="gr7" draw:text-style-name="P8" draw:layer="layout" svg:width="24.365cm" svg:height="8.072cm" svg:x="2.016cm" svg:y="7.126cm">
          <draw:text-box>
            <text:p>Note: For sequence alignment to work, you must have the mdm78.mat file either</text:p>
            <text:p>in the current directory or in a directory pointed to by the environment variable</text:p>
            <text:p>DATADIR. This is the Dayhoff amino acid similarity scoring matrix. See Section 3</text:p>
            <text:p>or the INSTALL file for details.</text:p>
            <text:p/>
            <text:p>Another way of specifying zones is to let the program do it. ProFit allows you</text:p>
            <text:p>to perform a simple Needleman and Wunsch sequence alignment and to apply zones</text:p>
            <text:p>automatically derived from that sequence alignment. This is done by issuing the</text:p>
            <text:p>ALIGN command. The sequence alignment is displayed, any currently active fitting</text:p>
            <text:p>zones are cleared and replaced by zones derived from the alignment. Additional</text:p>
            <text:p>zones may also be specified in the usual way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quence alignment (2)</text:p>
          </draw:text-box>
        </draw:frame>
        <draw:frame draw:style-name="gr11" draw:text-style-name="P8" draw:layer="layout" svg:width="23.002cm" svg:height="13.76cm" svg:x="2.697cm" svg:y="4.517cm">
          <draw:text-box>
            <text:p>As of Version 3.0, ProFit offers a choice of three alignment options:</text:p>
            <text:p/>
            <text:p>1. The default alignment option is a chain-by-chain alignment where the first</text:p>
            <text:p>chain in the mobile is aligned with first chain in the reference, the second</text:p>
            <text:p>chain in the mobile is aligned with the second chain in the reference, and so</text:p>
            <text:p>on. If the number of chains does not match then a warning is issued.</text:p>
            <text:p/>
            <text:p>2. The ALIGN WHOLE command gives a whole sequence alignment. The whole</text:p>
            <text:p>sequence (regardless of chain ID) is aligned. If the fitting zones assigned in</text:p>
            <text:p>this manner extend over more than one chain the zones are split into smaller</text:p>
            <text:p>zones at the breaks between chains. This may be useful if a sequence has been</text:p>
            <text:p>split into fragments.</text:p>
            <text:p/>
            <text:p>3. <text:span text:style-name="T2">If a zone definition is supplied to the ALIGN command then ProFit will per-</text:span></text:p>
            <text:p><text:span text:style-name="T2">form an alignment over the defined region to assign fitting zones</text:span>. (See Sec-</text:p>
            <text:p>tion 9 for the syntax for defining zones.)</text:p>
            <text:p>It is also possible to append new zones onto the end of the zone list (rather than</text:p>
            <text:p>overwriting the current zone list) by adding APPEND after the zone definitio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equence alignment (3)</text:p>
          </draw:text-box>
        </draw:frame>
        <draw:frame draw:style-name="gr12" draw:text-style-name="P8" draw:layer="layout" svg:width="24.719cm" svg:height="8.072cm" svg:x="1.881cm" svg:y="5.315cm">
          <draw:text-box>
            <text:p>For example one could use following commands:</text:p>
            <text:p><text:tab/><text:tab/><text:tab/><text:span text:style-name="T2">ALIGN A*:B*</text:span></text:p>
            <text:p><text:tab/><text:tab/><text:tab/>ALIGN B*:A* APPEND</text:p>
            <text:p>to align chain A with chain B and then B with A. This is useful when chains</text:p>
            <text:p>appear in different orders in the PDB files.</text:p>
            <text:p/>
            <text:p/>
            <text:p>ALIGN [[WHOLE|*]|[zonespec [APPEND]]]</text:p>
            <text:p/>
            <text:p>It will normally be necessary to use the ATOMS command to specify that</text:p>
            <text:p>only backbone or C-alpha atoms are included in the fitting calculation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ading an alignment</text:p>
          </draw:text-box>
        </draw:frame>
        <draw:frame draw:style-name="gr10" draw:text-style-name="P8" draw:layer="layout" svg:width="23.921cm" svg:height="10.916cm" svg:x="2.238cm" svg:y="6.06cm">
          <draw:text-box>
            <text:p>If you have an alignment performed outside ProFit you may use this to specify</text:p>
            <text:p>the equivalent zones. Any previously defined fitting zones are automatically cleared</text:p>
            <text:p>first. As of ProFit V3.0, the READALIGN command can be used with structures</text:p>
            <text:p>having more than one chain.</text:p>
            <text:p>The alignment should be a file in PIR format using – characters to align the</text:p>
            <text:p>sequences. The two sequences are represented by separate entries, i.e. each must</text:p>
            <text:p>have a header of the form:</text:p>
            <text:p/>
            <text:p><text:tab/><text:tab/><text:tab/>&gt;P1;xxxxxx</text:p>
            <text:p><text:tab/><text:tab/><text:tab/>title text .......</text:p>
            <text:p/>
            <text:p>When reading an alignment file for aligning a reference structure with a single</text:p>
            <text:p>mobile structure, the first sequence will be assumed to be that of the reference</text:p>
            <text:p>structure and the second is that of the mobile structure. Any other sequences in</text:p>
            <text:p>the file are ignored. Chain Breaks in a sequence are indicated with a *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terate (1)</text:p>
          </draw:text-box>
        </draw:frame>
        <draw:frame draw:style-name="gr13" draw:text-style-name="P8" draw:layer="layout" svg:width="24.653cm" svg:height="13.761cm" svg:x="1.872cm" svg:y="5.127cm">
          <draw:text-box>
            <text:p>The ITERATE command switches on the iterative updating of fitted zones during</text:p>
            <text:p>subsequent FIT commands. The ITERATE command may be followed by an optional</text:p>
            <text:p>parameter to specify the cutoff used to include or exclude pairs from the zones.</text:p>
            <text:p>(ITERATE OFF is used to switch it off again.)</text:p>
            <text:p>Note that this immediately does an ATOMS CA since iteration of zones is only</text:p>
            <text:p>performed on Cα atoms. The program gives an informational message to this effect.</text:p>
            <text:p>See notes below if you want to calculate an RMSd over other atoms.</text:p>
            <text:p>After the initial fit on the specified zones, the zones are updated such that</text:p>
            <text:p>residue pairs with Cα atoms within a specified cutoff (default 3.0Å) are included</text:p>
            <text:p>and those more distant are excluded. The optimum set of equivalences is obtained</text:p>
            <text:p>using a dynamic programming method.</text:p>
            <text:p>After updating the zones, the structures are refitted and the procedure iterates</text:p>
            <text:p>to convergence of &lt; 0.01Å, (typically 3 or 4 cycles). The RMSd on Cα atoms is</text:p>
            <text:p>shown after each cycle unless the QUIET command is given before running ITERATE.</text:p>
            <text:p>You may specify a minimal initial zone of say 3 amino acids on which to fit</text:p>
            <text:p>first. The zone iteration will expand the zones until as many residues as possible</text:p>
            <text:p>can be equivalenced. Alternatively, this option is particularly useful in conjunction</text:p>
            <text:p>with the ALIGN command. <text:span text:style-name="T2">Using ALIGN followed by ITERATE gives a particularly</text:span></text:p>
            <text:p><text:span text:style-name="T2">convenient method of fitting two arbitrary structures</text:span>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Iterate (2)</text:p>
          </draw:text-box>
        </draw:frame>
        <draw:frame draw:style-name="gr14" draw:text-style-name="P8" draw:layer="layout" svg:width="24.628cm" svg:height="8.073cm" svg:x="1.884cm" svg:y="6.585cm">
          <draw:text-box>
            <text:p>As stated above, the ITERATE command implies ATOMS CA. Having fitted on</text:p>
            <text:p>Cα atoms, you can of course display the RMSd over other atom sets in the usual</text:p>
            <text:p>way using the RATOMS command (e.g. RATOMS N,CA,C,O will display the backbone</text:p>
            <text:p>RMSd).</text:p>
            <text:p>Should you wish to refit on another atom set using the iterated zones, simply use</text:p>
            <text:p>ITERATE OFF to switch off iteration, select the atom set required using the ATOMS</text:p>
            <text:p>command and use FIT to refit the structures in the usual way. For example, to fit</text:p>
            <text:p>on backbone atoms:</text:p>
            <text:p>ITERATE OFF</text:p>
            <text:p>ATOMS N,CA,C,O</text:p>
            <text:p>FIT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Write the fitted model</text:p>
          </draw:text-box>
        </draw:frame>
        <draw:frame draw:style-name="gr15" draw:text-style-name="P8" draw:layer="layout" svg:width="23.459cm" svg:height="2.385cm" svg:x="2.469cm" svg:y="9.429cm">
          <draw:text-box>
            <text:p>The fitted mobile structure may be written to a file in PDB format using the <text:span text:style-name="T2">WRITE</text:span></text:p>
            <text:p>command:</text:p>
            <text:p><text:span text:style-name="T6"><text:tab/></text:span><text:span text:style-name="T6"><text:tab/></text:span><text:span text:style-name="T6"><text:tab/></text:span><text:span text:style-name="T6">WRITE fitted.pd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eference Profit</text:p>
          </draw:text-box>
        </draw:frame>
        <draw:frame draw:style-name="gr4" draw:text-style-name="P8" draw:layer="layout" svg:width="19.641cm" svg:height="3.096cm" svg:x="4.378cm" svg:y="9.073cm">
          <draw:text-box>
            <text:p>Fitting was performed using the McLachlan algorithm (McLachlan,</text:p>
            <text:p>A.D., 1982 “Rapid Comparison of Protein Structres”, Acta Cryst A38,</text:p>
            <text:p>871-873) as implemented in the program ProFit (Martin, A.C.R. and</text:p>
            <text:p>Porter, C.T., http://www.bioinf.org.uk/software/profit/)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0T15:54:08.530803777</meta:creation-date>
    <meta:editing-duration>PT5H9M27S</meta:editing-duration>
    <meta:editing-cycles>9</meta:editing-cycles>
    <meta:generator>LibreOffice/5.1.6.2$Linux_X86_64 LibreOffice_project/10m0$Build-2</meta:generator>
    <dc:date>2017-11-14T21:52:10.050759331</dc:date>
    <meta:document-statistic meta:object-count="87"/>
  </office:meta>
</office:document-meta>
</file>